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81cm" style:rel-column-width="2200*"/>
    </style:style>
    <style:style style:name="Tabela2.B" style:family="table-column">
      <style:table-column-properties style:column-width="4.62cm" style:rel-column-width="2619*"/>
    </style:style>
    <style:style style:name="Tabela2.C" style:family="table-column">
      <style:table-column-properties style:column-width="4.249cm" style:rel-column-width="2409*"/>
    </style:style>
    <style:style style:name="Tabela2.D" style:family="table-column">
      <style:table-column-properties style:column-width="4.251cm" style:rel-column-width="241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Novo compartilhamento</text:span> <text:s/></text:p>
      <text:p text:style-name="P2">Usuário pode criar um novo compartilhamento mesmo que ainda seja uma intenção, sem os integrantes todos definidos (nesse momento o sistema só exigirá uma ID, a do próprio criador numa das vagas. Todos os outros dados podem ser inseridos depois.)</text:p>
      <text:p text:style-name="P2">Quando o grupo tiver sido criado, já existir o e-mail da conta e o valor do jogo definido entre os participantes, o usuário que criou o grupo pode selecionar a opção CRIAR GRUPO, então o sistema fará as validações e converterá moeda, se for preciso.</text:p>
      <text:p text:style-name="P2">O usuário poderá ainda selecionar a opção DESISTIR DO GRUPO, caso desista de criar o mesmo.</text:p>
      <text:p text:style-name="Standard"/>
      <text:p text:style-name="Standard">Fluxo:</text:p>
      <text:p text:style-name="P1">Na criação da conta (grupo em aberto)</text:p>
      <text:p text:style-name="Standard">|</text:p>
      <text:p text:style-name="Standard">|__ Email: <text:tab/>opcional nesse momento</text:p>
      <text:p text:style-name="Standard">|</text:p>
      <text:p text:style-name="Standard">|__ Usuários:<text:tab/>é necessário informar o ID do criador do grupo em ao menos uma das vagas</text:p>
      <text:p text:style-name="Standard">|</text:p>
      <text:p text:style-name="Standard">|__Jogo(s): <text:tab/>jogo 1 (obrigatório)</text:p>
      <text:p text:style-name="Standard"><text:tab/><text:tab/>jogo 2 (opcional)</text:p>
      <text:p text:style-name="Standard"><text:tab/><text:tab/>jogo 3 (opcional)<text:tab/></text:p>
      <text:p text:style-name="Standard"><text:tab/><text:tab/>jogo n (opcional)</text:p>
      <text:p text:style-name="Standard">|</text:p>
      <text:p text:style-name="Standard">|__ Valor<text:tab/>orig1 (opcional) moeda XXX</text:p>
      <text:p text:style-name="Standard"><text:tab/><text:tab/>orig2 (opcional) moeda XXX</text:p>
      <text:p text:style-name="Standard"><text:tab/><text:tab/>fantasma (opcional) moeda XXX</text:p>
      <text:p text:style-name="Standard"/>
      <text:p text:style-name="Standard"/>
      <text:p text:style-name="P1">Fechamento do Grupo (grupo fechado, usuários definidos, jogos e seus preços também)</text:p>
      <text:p text:style-name="Standard">|</text:p>
      <text:p text:style-name="Standard">|__ Email: <text:tab/>obrigatório</text:p>
      <text:p text:style-name="Standard">|</text:p>
      <text:p text:style-name="Standard">|__ Usuários:<text:tab/>É necessário informar, além do ID do criador do grupo em uma das vagas, os outros <text:s text:c="3"/></text:p>
      <text:p text:style-name="Standard"><text:tab/><text:tab/>IDs que farão parte do compartilhamento.</text:p>
      <text:p text:style-name="Standard">|<text:tab/><text:tab/></text:p>
      <text:p text:style-name="Standard">|__Jogo(s): <text:tab/>jogo 1 (obrigatório)</text:p>
      <text:p text:style-name="Standard"><text:tab/><text:tab/>jogo 2 (opcional)</text:p>
      <text:p text:style-name="Standard"><text:tab/><text:tab/>jogo 3 (opcional)<text:tab/></text:p>
      <text:p text:style-name="Standard"><text:tab/><text:tab/>jogo n (opcional)</text:p>
      <text:p text:style-name="Standard">|</text:p>
      <text:p text:style-name="Standard">|__ Valor<text:tab/>orig1 (obrigatório) moeda XXX</text:p>
      <text:p text:style-name="Standard"><text:tab/><text:tab/>orig2 (obrigatório, caso exista) moeda XXX</text:p>
      <text:p text:style-name="Standard"><text:tab/><text:tab/>fantasma (obrigatório, caso exista) moeda XXX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presentação do Histórico de vendas de uma conta</text:p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Table_20_Contents">Linha do Tempo</text:p>
          </table:table-cell>
          <table:table-cell table:style-name="Tabela2.A1" office:value-type="string">
            <text:p text:style-name="P3">Original 1</text:p>
          </table:table-cell>
          <table:table-cell table:style-name="Tabela2.A1" office:value-type="string">
            <text:p text:style-name="P3">Original 2</text:p>
          </table:table-cell>
          <table:table-cell table:style-name="Tabela2.D1" office:value-type="string">
            <text:p text:style-name="P3">Original 3</text:p>
          </table:table-cell>
        </table:table-row>
        <table:table-row>
          <table:table-cell table:style-name="Tabela2.A2" office:value-type="string">
            <text:p text:style-name="Table_20_Contents">Data (início da conta)</text:p>
          </table:table-cell>
          <table:table-cell table:style-name="Tabela2.A2" office:value-type="string">
            <text:p text:style-name="Table_20_Contents">Usuario 1 comprou</text:p>
          </table:table-cell>
          <table:table-cell table:style-name="Tabela2.A2" office:value-type="string">
            <text:p text:style-name="Table_20_Contents">Usuario 4 comprou</text:p>
          </table:table-cell>
          <table:table-cell table:style-name="Tabela2.D2" office:value-type="string">
            <text:p text:style-name="Table_20_Contents">Usuario 7 comprou</text:p>
          </table:table-cell>
        </table:table-row>
        <table:table-row>
          <table:table-cell table:style-name="Tabela2.A2" office:value-type="string">
            <text:p text:style-name="Table_20_Contents">Data </text:p>
          </table:table-cell>
          <table:table-cell table:style-name="Tabela2.A2" office:value-type="string">
            <text:p text:style-name="Table_20_Contents">Usuario 3 comprou do 1</text:p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>Data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Usuario 6 comprou do 4</text:p>
          </table:table-cell>
          <table:table-cell table:style-name="Tabela2.D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>Data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>Usuario 12 comprou do 6</text:p>
          </table:table-cell>
          <table:table-cell table:style-name="Tabela2.D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vao Bom</meta:initial-creator>
    <meta:creation-date>2015-07-06T08:14:41</meta:creation-date>
    <dc:date>2015-07-22T10:47:54</dc:date>
    <dc:creator>Estevao Bom</dc:creator>
    <meta:editing-duration>P16DT2H28M46S</meta:editing-duration>
    <meta:editing-cycles>21</meta:editing-cycles>
    <meta:generator>LibreOffice/3.5$Linux_x86 LibreOffice_project/350m1$Build-2</meta:generator>
    <meta:document-statistic meta:table-count="1" meta:image-count="0" meta:object-count="0" meta:page-count="2" meta:paragraph-count="50" meta:word-count="286" meta:character-count="1681" meta:non-whitespace-character-count="1406"/>
  </office:meta>
</office:document-meta>
</file>